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4ffc4" draw:textarea-horizontal-align="justify" draw:textarea-vertical-align="middle" draw:auto-grow-height="false"/>
    </style:style>
    <style:style style:name="gr2" style:family="graphic" style:parent-style-name="standard">
      <style:graphic-properties draw:fill-color="#ffc4c4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05cm" svg:x="1.905cm" svg:y="5.08cm">
          <text:p text:style-name="P1"><text:span text:style-name="T1">Resource-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905cm" svg:x="0.635cm" svg:y="0.635cm">
          <text:p text:style-name="P1"><text:span text:style-name="T1">Reflective-Resource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5.08cm" svg:x2="3.81cm" svg:y2="2.54cm">
          <text:p/>
        </draw:line>
        <draw:frame draw:style-name="gr4" draw:text-style-name="P3" draw:layer="layout" svg:width="6.733cm" svg:height="0.954cm" svg:x="3.81cm" svg:y="3.372cm">
          <draw:text-box>
            <text:p><text:span text:style-name="T1">Reflective Event Stre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95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31T15:24:02</meta:creation-date>
    <dc:date>2011-07-31T15:30:05</dc:date>
    <dc:creator>Bo Morgan</dc:creator>
    <meta:editing-duration>PT00H06M04S</meta:editing-duration>
    <meta:editing-cycles>1</meta:editing-cycles>
    <meta:document-statistic meta:object-count="4"/>
    <meta:generator>OpenOffice.org/3.2$Linux OpenOffice.org_project/320m12$Build-9483</meta:generator>
  </office:meta>
</office:document-meta>
</file>